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ut + Sync</text:p>
          </table:table-cell>
          <table:table-cell office:value-type="string" calcext:value-type="string">
            <text:p>Basic fixes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00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00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Trolls still say “burglar Hobbit”</text:p>
          </table:table-cell>
        </table:table-row>
        <table:table-row table:style-name="ro1">
          <table:table-cell office:value-type="float" office:value="6" calcext:value-type="float">
            <text:p>00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00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01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01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02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0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03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03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04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04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04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04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04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05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05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05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05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05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05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05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05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05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05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60" calcext:value-type="float">
            <text:p>06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61" calcext:value-type="float">
            <text:p>06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06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, Some captions are in the wrong spot</text:p>
          </table:table-cell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Second subtitle is badly cut and out of sync</text:p>
          </table:table-cell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Shameful short subtitles</text:p>
          </table:table-cell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Last line if too late, subs can be merged</text:p>
          </table:table-cell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emwhat out of sync</text:p>
          </table:table-cell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ngle line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ngle line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4" calcext:value-type="float">
            <text:p>0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0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0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0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0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0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 table:number-rows-repeated="1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 table:number-rows-repeated="10484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9:18:51.8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2-06T19:19:03.634000000</dc:date>
    <meta:editing-duration>P1DT17H2M57S</meta:editing-duration>
    <meta:editing-cycles>57</meta:editing-cycles>
    <meta:document-statistic meta:table-count="1" meta:cell-count="275" meta:object-count="0"/>
  </office:meta>
</office:document-meta>
</file>